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4ec9b0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// --- Datos principales ---</text:span></text:p>
      <text:p text:style-name="P3">  <text:span text:style-name="T7">const</text:span><text:span text:style-name="T8"> [</text:span><text:span text:style-name="T9">ingresos</text:span><text:span text:style-name="T8">, </text:span><text:span text:style-name="T10">setIngresos</text:span><text:span text:style-name="T8">] </text:span><text:span text:style-name="T11">=</text:span><text:span text:style-name="T8"> </text:span><text:span text:style-name="T10">useState</text:span><text:span text:style-name="T8">([]);</text:span></text:p>
      <text:p text:style-name="P2"/>
      <text:p text:style-name="P3">  <text:span text:style-name="T6">// Formulario para alta / modificación</text:span></text:p>
      <text:p text:style-name="P3">  <text:span text:style-name="T7">const</text:span><text:span text:style-name="T8"> [</text:span><text:span text:style-name="T9">nuevoIngreso</text:span><text:span text:style-name="T8">, </text:span><text:span text:style-name="T10">setNuevoIngreso</text:span><text:span text:style-name="T8">] </text:span><text:span text:style-name="T11">=</text:span><text:span text:style-name="T8"> </text:span><text:span text:style-name="T10">useState</text:span><text:span text:style-name="T8">({</text:span></text:p>
      <text:p text:style-name="P3">    <text:span text:style-name="T12">id:</text:span><text:span text:style-name="T8"> </text:span><text:span text:style-name="T7">null</text:span><text:span text:style-name="T8">,</text:span></text:p>
      <text:p text:style-name="P3">    <text:span text:style-name="T12">categoria:</text:span><text:span text:style-name="T8"> </text:span><text:span text:style-name="T13">""</text:span><text:span text:style-name="T8">,</text:span></text:p>
      <text:p text:style-name="P3">    <text:span text:style-name="T12">monto:</text:span><text:span text:style-name="T8"> </text:span><text:span text:style-name="T13">""</text:span><text:span text:style-name="T8">,</text:span></text:p>
      <text:p text:style-name="P3">    <text:span text:style-name="T12">fecha:</text:span><text:span text:style-name="T8"> </text:span><text:span text:style-name="T13">""</text:span><text:span text:style-name="T8">,</text:span></text:p>
      <text:p text:style-name="P3">  <text:span text:style-name="T8">});</text:span></text:p>
      <text:p text:style-name="P2"/>
      <text:p text:style-name="P3">  <text:span text:style-name="T6">// --- Estados para filtros y paginación ---</text:span></text:p>
      <text:p text:style-name="P3">  <text:span text:style-name="T7">const</text:span><text:span text:style-name="T8"> [</text:span><text:span text:style-name="T9">filterDesde</text:span><text:span text:style-name="T8">, </text:span><text:span text:style-name="T10">setFilterDesde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 </text:span><text:span text:style-name="T6">// YYYY-MM-DD</text:span></text:p>
      <text:p text:style-name="P3">  <text:span text:style-name="T7">const</text:span><text:span text:style-name="T8"> [</text:span><text:span text:style-name="T9">filterHasta</text:span><text:span text:style-name="T8">, </text:span><text:span text:style-name="T10">setFilterHasta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 </text:span><text:span text:style-name="T6">// YYYY-MM-DD</text:span></text:p>
      <text:p text:style-name="P2"/>
      <text:p text:style-name="P3">  <text:span text:style-name="T7">const</text:span><text:span text:style-name="T8"> </text:span><text:span text:style-name="T9">PAGE_SIZE</text:span><text:span text:style-name="T8"> </text:span><text:span text:style-name="T11">=</text:span><text:span text:style-name="T8"> </text:span><text:span text:style-name="T14">5</text:span><text:span text:style-name="T8">; </text:span><text:span text:style-name="T6">// cantidad de registros por página</text:span></text:p>
      <text:p text:style-name="P3">  <text:span text:style-name="T7">const</text:span><text:span text:style-name="T8"> [</text:span><text:span text:style-name="T9">currentPage</text:span><text:span text:style-name="T8">, </text:span><text:span text:style-name="T10">setCurrentPage</text:span><text:span text:style-name="T8">] </text:span><text:span text:style-name="T11">=</text:span><text:span text:style-name="T8"> </text:span><text:span text:style-name="T10">useState</text:span><text:span text:style-name="T8">(</text:span><text:span text:style-name="T14">1</text:span><text:span text:style-name="T8">);</text:span></text:p>
      <text:p text:style-name="P3">  <text:span text:style-name="T7">const</text:span><text:span text:style-name="T8"> [</text:span><text:span text:style-name="T9">totalItems</text:span><text:span text:style-name="T8">, </text:span><text:span text:style-name="T10">setTotalItems</text:span><text:span text:style-name="T8">] </text:span><text:span text:style-name="T11">=</text:span><text:span text:style-name="T8"> </text:span><text:span text:style-name="T10">useState</text:span><text:span text:style-name="T8">(</text:span><text:span text:style-name="T14">0</text:span><text:span text:style-name="T8">);</text:span></text:p>
      <text:p text:style-name="P2"/>
      <text:p text:style-name="P3">  <text:span text:style-name="T6">// --- Fetch ingresos desde backend con paginación y filtros ---</text:span></text:p>
      <text:p text:style-name="P3">  <text:span text:style-name="T7">const</text:span><text:span text:style-name="T8"> </text:span><text:span text:style-name="T10">fetchIngresos</text:span><text:span text:style-name="T8"> </text:span><text:span text:style-name="T11">=</text:span><text:span text:style-name="T8"> </text:span><text:span text:style-name="T7">async</text:span><text:span text:style-name="T8"> (</text:span><text:span text:style-name="T12">page</text:span><text:span text:style-name="T8"> </text:span><text:span text:style-name="T11">=</text:span><text:span text:style-name="T8"> </text:span><text:span text:style-name="T14">1</text:span><text:span text:style-name="T8">) </text:span><text:span text:style-name="T7">=&gt;</text:span><text:span text:style-name="T8"> {</text:span></text:p>
      <text:p text:style-name="P3">    <text:span text:style-name="T15">try</text:span><text:span text:style-name="T8"> {</text:span></text:p>
      <text:p text:style-name="P3">      <text:span text:style-name="T7">const</text:span><text:span text:style-name="T8"> </text:span><text:span text:style-name="T9">params</text:span><text:span text:style-name="T8"> </text:span><text:span text:style-name="T11">=</text:span><text:span text:style-name="T8"> </text:span><text:span text:style-name="T7">new</text:span><text:span text:style-name="T8"> </text:span><text:span text:style-name="T16">URLSearchParams</text:span><text:span text:style-name="T8">({</text:span></text:p>
      <text:p text:style-name="P3">        <text:span text:style-name="T12">page</text:span><text:span text:style-name="T8">,</text:span></text:p>
      <text:p text:style-name="P3">        <text:span text:style-name="T12">page_size:</text:span><text:span text:style-name="T8"> </text:span><text:span text:style-name="T9">PAGE_SIZE</text:span><text:span text:style-name="T8">,</text:span></text:p>
      <text:p text:style-name="P3">        <text:span text:style-name="T12">desde:</text:span><text:span text:style-name="T8"> </text:span><text:span text:style-name="T9">filterDesde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  <text:span text:style-name="T12">hasta:</text:span><text:span text:style-name="T8"> </text:span><text:span text:style-name="T9">filterHast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8">});</text:span></text:p>
      <text:p text:style-name="P3">      <text:span text:style-name="T7">const</text:span><text:span text:style-name="T8"> </text:span><text:span text:style-name="T9">res</text:span><text:span text:style-name="T8"> </text:span><text:span text:style-name="T11">=</text:span><text:span text:style-name="T8"> </text:span><text:span text:style-name="T15">await</text:span><text:span text:style-name="T8"> </text:span><text:span text:style-name="T10">fetch</text:span><text:span text:style-name="T8">(</text:span><text:span text:style-name="T13">`http://localhost:8000/ingresos?</text:span><text:span text:style-name="T7">${</text:span><text:span text:style-name="T9">params</text:span><text:span text:style-name="T7">}</text:span><text:span text:style-name="T13">`</text:span><text:span text:style-name="T8">);</text:span></text:p>
      <text:p text:style-name="P3">      <text:span text:style-name="T7">const</text:span><text:span text:style-name="T8"> </text:span><text:span text:style-name="T9">data</text:span><text:span text:style-name="T8"> </text:span><text:span text:style-name="T11">=</text:span><text:span text:style-name="T8"> </text:span><text:span text:style-name="T15">await</text:span><text:span text:style-name="T8"> </text:span><text:span text:style-name="T9">res</text:span><text:span text:style-name="T8">.</text:span><text:span text:style-name="T10">json</text:span><text:span text:style-name="T8">();</text:span></text:p>
      <text:p text:style-name="P2"/>
      <text:p text:style-name="P3">      <text:span text:style-name="T6">// data.ingresos es el array real</text:span></text:p>
      <text:p text:style-name="P3">      <text:span text:style-name="T10">setIngresos</text:span><text:span text:style-name="T8">(</text:span><text:span text:style-name="T9">data</text:span><text:span text:style-name="T8">.</text:span><text:span text:style-name="T12">ingresos</text:span><text:span text:style-name="T8"> </text:span><text:span text:style-name="T11">||</text:span><text:span text:style-name="T8"> []);</text:span></text:p>
      <text:p text:style-name="P3">      <text:span text:style-name="T10">setTotalItems</text:span><text:span text:style-name="T8">(</text:span><text:span text:style-name="T9">data</text:span><text:span text:style-name="T8">.</text:span><text:span text:style-name="T12">total</text:span><text:span text:style-name="T8"> </text:span><text:span text:style-name="T11">||</text:span><text:span text:style-name="T8"> </text:span><text:span text:style-name="T14">0</text:span><text:span text:style-name="T8">);</text:span></text:p>
      <text:p text:style-name="P2"/>
      <text:p text:style-name="P3">      <text:span text:style-name="T6">// 🔹 Ajustar currentPage si se pasa del totalPages</text:span></text:p>
      <text:p text:style-name="P3">      <text:span text:style-name="T7">const</text:span><text:span text:style-name="T8"> </text:span><text:span text:style-name="T9">totalPages</text:span><text:span text:style-name="T8"> </text:span><text:span text:style-name="T11">=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Math</text:span><text:span text:style-name="T8">.</text:span><text:span text:style-name="T10">ceil</text:span><text:span text:style-name="T8">((</text:span><text:span text:style-name="T9">data</text:span><text:span text:style-name="T8">.</text:span><text:span text:style-name="T12">total</text:span><text:span text:style-name="T8"> </text:span><text:span text:style-name="T11">||</text:span><text:span text:style-name="T8"> </text:span><text:span text:style-name="T14">0</text:span><text:span text:style-name="T8">) </text:span><text:span text:style-name="T11">/</text:span><text:span text:style-name="T8"> </text:span><text:span text:style-name="T9">PAGE_SIZE</text:span><text:span text:style-name="T8">));</text:span></text:p>
      <text:p text:style-name="P3">      <text:span text:style-name="T15">if</text:span><text:span text:style-name="T8"> (</text:span><text:span text:style-name="T12">page</text:span><text:span text:style-name="T8"> </text:span><text:span text:style-name="T11">&gt;</text:span><text:span text:style-name="T8"> </text:span><text:span text:style-name="T9">totalPages</text:span><text:span text:style-name="T8">) {</text:span></text:p>
      <text:p text:style-name="P3">        <text:span text:style-name="T10">setCurrentPage</text:span><text:span text:style-name="T8">(</text:span><text:span text:style-name="T9">totalPages</text:span><text:span text:style-name="T8">);</text:span></text:p>
      <text:p text:style-name="P3">      <text:span text:style-name="T8">}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0">error</text:span><text:span text:style-name="T8">(</text:span><text:span text:style-name="T13">"Error al obtener ingresos:"</text:span><text:span text:style-name="T8">, </text:span><text:span text:style-name="T12">err</text:span><text:span text:style-name="T8">);</text:span></text:p>
      <text:p text:style-name="P3">      <text:span text:style-name="T10">setIngresos</text:span><text:span text:style-name="T8">([]);</text:span></text:p>
      <text:p text:style-name="P3">      <text:span text:style-name="T10">setTotalItems</text:span><text:span text:style-name="T8">(</text:span><text:span text:style-name="T14">0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<text:soft-page-break/>  <text:span text:style-name="T6">// Traer ingresos cada vez que cambien página o filtros</text:span></text:p>
      <text:p text:style-name="P3">  <text:span text:style-name="T10">useEffect</text:span><text:span text:style-name="T8">(() </text:span><text:span text:style-name="T7">=&gt;</text:span><text:span text:style-name="T8"> {</text:span></text:p>
      <text:p text:style-name="P3">    <text:span text:style-name="T10">fetchIngresos</text:span><text:span text:style-name="T8">(</text:span><text:span text:style-name="T9">currentPage</text:span><text:span text:style-name="T8">);</text:span></text:p>
      <text:p text:style-name="P3">  <text:span text:style-name="T8">}, [</text:span><text:span text:style-name="T9">currentPage</text:span><text:span text:style-name="T8">, </text:span><text:span text:style-name="T9">filterDesde</text:span><text:span text:style-name="T8">, </text:span><text:span text:style-name="T9">filterHasta</text:span><text:span text:style-name="T8">]);</text:span></text:p>
      <text:p text:style-name="P2"/>
      <text:p text:style-name="P3">  <text:span text:style-name="T7">const</text:span><text:span text:style-name="T8"> </text:span><text:span text:style-name="T9">totalPages</text:span><text:span text:style-name="T8"> </text:span><text:span text:style-name="T11">=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Math</text:span><text:span text:style-name="T8">.</text:span><text:span text:style-name="T10">ceil</text:span><text:span text:style-name="T8">(</text:span><text:span text:style-name="T9">totalItems</text:span><text:span text:style-name="T8"> </text:span><text:span text:style-name="T11">/</text:span><text:span text:style-name="T8"> </text:span><text:span text:style-name="T9">PAGE_SIZE</text:span><text:span text:style-name="T8">));</text:span></text:p>
      <text:p text:style-name="P3">  <text:span text:style-name="T7">const</text:span><text:span text:style-name="T8"> </text:span><text:span text:style-name="T9">startIndex</text:span><text:span text:style-name="T8"> </text:span><text:span text:style-name="T11">=</text:span><text:span text:style-name="T8"> </text:span><text:span text:style-name="T9">totalItems</text:span><text:span text:style-name="T8"> </text:span><text:span text:style-name="T11">===</text:span><text:span text:style-name="T8"> </text:span><text:span text:style-name="T14">0</text:span><text:span text:style-name="T8"> </text:span><text:span text:style-name="T11">?</text:span><text:span text:style-name="T8"> </text:span><text:span text:style-name="T14">0</text:span><text:span text:style-name="T8"> </text:span><text:span text:style-name="T11">:</text:span><text:span text:style-name="T8"> (</text:span><text:span text:style-name="T9">currentPage</text:span><text:span text:style-name="T8"> </text:span><text:span text:style-name="T11">-</text:span><text:span text:style-name="T8"> </text:span><text:span text:style-name="T14">1</text:span><text:span text:style-name="T8">) </text:span><text:span text:style-name="T11">*</text:span><text:span text:style-name="T8"> </text:span><text:span text:style-name="T9">PAGE_SIZE</text:span><text:span text:style-name="T8"> </text:span><text:span text:style-name="T11">+</text:span><text:span text:style-name="T8"> </text:span><text:span text:style-name="T14">1</text:span><text:span text:style-name="T8">;</text:span></text:p>
      <text:p text:style-name="P3">  <text:span text:style-name="T7">const</text:span><text:span text:style-name="T8"> </text:span><text:span text:style-name="T9">endIndex</text:span><text:span text:style-name="T8"> </text:span><text:span text:style-name="T11">=</text:span><text:span text:style-name="T8"> </text:span><text:span text:style-name="T12">Math</text:span><text:span text:style-name="T8">.</text:span><text:span text:style-name="T10">min</text:span><text:span text:style-name="T8">(</text:span><text:span text:style-name="T12">currentPage</text:span><text:span text:style-name="T8"> </text:span><text:span text:style-name="T11">*</text:span><text:span text:style-name="T8"> </text:span><text:span text:style-name="T9">PAGE_SIZE</text:span><text:span text:style-name="T8">, </text:span><text:span text:style-name="T12">totalItems</text:span><text:span text:style-name="T8">);</text:span></text:p>
      <text:p text:style-name="P2"/>
      <text:p text:style-name="P3">  <text:span text:style-name="T6">// --- Manejo del formulario ---</text:span></text:p>
      <text:p text:style-name="P3">  <text:span text:style-name="T7">const</text:span><text:span text:style-name="T8"> </text:span><text:span text:style-name="T10">handleChange</text:span><text:span text:style-name="T8"> </text:span><text:span text:style-name="T11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{ </text:span><text:span text:style-name="T9">name</text:span><text:span text:style-name="T8">, </text:span><text:span text:style-name="T9">value</text:span><text:span text:style-name="T8"> } </text:span><text:span text:style-name="T11">=</text:span><text:span text:style-name="T8"> </text:span><text:span text:style-name="T12">e</text:span><text:span text:style-name="T8">.</text:span><text:span text:style-name="T12">target</text:span><text:span text:style-name="T8">;</text:span></text:p>
      <text:p text:style-name="P3">    <text:span text:style-name="T10">setNuevoIngreso</text:span><text:span text:style-name="T8">({ </text:span><text:span text:style-name="T11">...</text:span><text:span text:style-name="T12">nuevoIngreso</text:span><text:span text:style-name="T8">, </text:span><text:span text:style-name="T12">[name]:</text:span><text:span text:style-name="T8"> </text:span><text:span text:style-name="T12">value</text:span><text:span text:style-name="T8"> 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resetForm</text:span><text:span text:style-name="T8"> </text:span><text:span text:style-name="T11">=</text:span><text:span text:style-name="T8"> () </text:span><text:span text:style-name="T7">=&gt;</text:span></text:p>
      <text:p text:style-name="P3">    <text:span text:style-name="T10">setNuevoIngreso</text:span><text:span text:style-name="T8">({ </text:span><text:span text:style-name="T12">id:</text:span><text:span text:style-name="T8"> </text:span><text:span text:style-name="T7">null</text:span><text:span text:style-name="T8">, </text:span><text:span text:style-name="T12">categoria:</text:span><text:span text:style-name="T8"> </text:span><text:span text:style-name="T13">""</text:span><text:span text:style-name="T8">, </text:span><text:span text:style-name="T12">monto:</text:span><text:span text:style-name="T8"> </text:span><text:span text:style-name="T13">""</text:span><text:span text:style-name="T8">, </text:span><text:span text:style-name="T12">fecha:</text:span><text:span text:style-name="T8"> </text:span><text:span text:style-name="T13">""</text:span><text:span text:style-name="T8"> });</text:span></text:p>
      <text:p text:style-name="P2"/>
      <text:p text:style-name="P3">  <text:span text:style-name="T7">const</text:span><text:span text:style-name="T8"> </text:span><text:span text:style-name="T10">handleSubmit</text:span><text:span text:style-name="T8"> </text:span><text:span text:style-name="T11">=</text:span><text:span text:style-name="T8"> </text:span><text:span text:style-name="T7">async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0">preventDefault</text:span><text:span text:style-name="T8">();</text:span></text:p>
      <text:p text:style-name="P3">    <text:span text:style-name="T15">try</text:span><text:span text:style-name="T8"> {</text:span></text:p>
      <text:p text:style-name="P3">      <text:span text:style-name="T15">if</text:span><text:span text:style-name="T8"> (</text:span><text:span text:style-name="T12">nuevoIngreso</text:span><text:span text:style-name="T8">.</text:span><text:span text:style-name="T12">id</text:span><text:span text:style-name="T8">) {</text:span></text:p>
      <text:p text:style-name="P3">        <text:span text:style-name="T6">// Editar ingreso existente</text:span></text:p>
      <text:p text:style-name="P3">        <text:span text:style-name="T7">const</text:span><text:span text:style-name="T8"> </text:span><text:span text:style-name="T9">res</text:span><text:span text:style-name="T8"> </text:span><text:span text:style-name="T11">=</text:span><text:span text:style-name="T8"> </text:span><text:span text:style-name="T15">await</text:span><text:span text:style-name="T8"> </text:span><text:span text:style-name="T10">fetch</text:span><text:span text:style-name="T8">(</text:span><text:span text:style-name="T13">`http://localhost:8000/ingresos/</text:span><text:span text:style-name="T7">${</text:span><text:span text:style-name="T12">nuevoIngreso</text:span><text:span text:style-name="T11">.</text:span><text:span text:style-name="T12">id</text:span><text:span text:style-name="T7">}</text:span><text:span text:style-name="T13">`</text:span><text:span text:style-name="T8">, {</text:span></text:p>
      <text:p text:style-name="P3">          <text:span text:style-name="T12">method:</text:span><text:span text:style-name="T8"> </text:span><text:span text:style-name="T13">"PU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9">JSON</text:span><text:span text:style-name="T8">.</text:span><text:span text:style-name="T10">stringify</text:span><text:span text:style-name="T8">(</text:span><text:span text:style-name="T12">nuevoIngreso</text:span><text:span text:style-name="T8">),</text:span></text:p>
      <text:p text:style-name="P3">        <text:span text:style-name="T8">});</text:span></text:p>
      <text:p text:style-name="P3">        <text:span text:style-name="T7">const</text:span><text:span text:style-name="T8"> </text:span><text:span text:style-name="T9">updatedIngreso</text:span><text:span text:style-name="T8"> </text:span><text:span text:style-name="T11">=</text:span><text:span text:style-name="T8"> </text:span><text:span text:style-name="T15">await</text:span><text:span text:style-name="T8"> </text:span><text:span text:style-name="T12">res</text:span><text:span text:style-name="T8">.</text:span><text:span text:style-name="T10">json</text:span><text:span text:style-name="T8">();</text:span></text:p>
      <text:p text:style-name="P3">        <text:span text:style-name="T6">// actualizar lista actual</text:span></text:p>
      <text:p text:style-name="P3">        <text:span text:style-name="T10">setIngresos</text:span><text:span text:style-name="T8">((</text:span><text:span text:style-name="T12">prev</text:span><text:span text:style-name="T8">) </text:span><text:span text:style-name="T7">=&gt;</text:span></text:p>
      <text:p text:style-name="P3">          <text:span text:style-name="T12">prev</text:span><text:span text:style-name="T8">.</text:span><text:span text:style-name="T10">map</text:span><text:span text:style-name="T8">((</text:span><text:span text:style-name="T12">ing</text:span><text:span text:style-name="T8">) </text:span><text:span text:style-name="T7">=&gt;</text:span><text:span text:style-name="T8"> (</text:span><text:span text:style-name="T12">ing</text:span><text:span text:style-name="T8">.</text:span><text:span text:style-name="T12">id</text:span><text:span text:style-name="T8"> </text:span><text:span text:style-name="T11">===</text:span><text:span text:style-name="T8"> </text:span><text:span text:style-name="T12">updatedIngreso</text:span><text:span text:style-name="T8">.</text:span><text:span text:style-name="T12">id</text:span><text:span text:style-name="T8"> </text:span><text:span text:style-name="T11">?</text:span><text:span text:style-name="T8"> </text:span><text:span text:style-name="T12">updatedIngreso</text:span><text:span text:style-name="T8"> </text:span><text:span text:style-name="T11">:</text:span><text:span text:style-name="T8"> </text:span><text:span text:style-name="T12">ing</text:span><text:span text:style-name="T8">))</text:span></text:p>
      <text:p text:style-name="P3">        <text:span text:style-name="T8">);</text:span></text:p>
      <text:p text:style-name="P3">      <text:span text:style-name="T8">} </text:span><text:span text:style-name="T15">else</text:span><text:span text:style-name="T8"> {</text:span></text:p>
      <text:p text:style-name="P3">        <text:span text:style-name="T6">// Crear nuevo ingreso</text:span></text:p>
      <text:p text:style-name="P3">        <text:span text:style-name="T15">await</text:span><text:span text:style-name="T8"> </text:span><text:span text:style-name="T10">fetch</text:span><text:span text:style-name="T8">(</text:span><text:span text:style-name="T13">"http://localhost:8000/ingresos"</text:span><text:span text:style-name="T8">, {</text:span></text:p>
      <text:p text:style-name="P3">          <text:span text:style-name="T12">method:</text:span><text:span text:style-name="T8"> </text:span><text:span text:style-name="T13">"POS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9">JSON</text:span><text:span text:style-name="T8">.</text:span><text:span text:style-name="T10">stringify</text:span><text:span text:style-name="T8">(</text:span><text:span text:style-name="T12">nuevoIngreso</text:span><text:span text:style-name="T8">),</text:span></text:p>
      <text:p text:style-name="P3">        <text:span text:style-name="T8">});</text:span></text:p>
      <text:p text:style-name="P3">        <text:span text:style-name="T6">// recargar página 1 para ver el ingreso nuevo</text:span></text:p>
      <text:p text:style-name="P3">        <text:span text:style-name="T10">setCurrentPage</text:span><text:span text:style-name="T8">(</text:span><text:span text:style-name="T14">1</text:span><text:span text:style-name="T8">);</text:span></text:p>
      <text:p text:style-name="P3">      <text:span text:style-name="T8">}</text:span></text:p>
      <text:p text:style-name="P3">      <text:span text:style-name="T10">resetForm</text:span><text:span text:style-name="T8">();</text:span></text:p>
      <text:p text:style-name="P3">      <text:span text:style-name="T10">fetchIngresos</text:span><text:span text:style-name="T8">(</text:span><text:span text:style-name="T12">currentPage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0">error</text:span><text:span text:style-name="T8">(</text:span><text:span text:style-name="T13">"Error al guardar ingreso:"</text:span><text:span text:style-name="T8">, </text:span><text:span text:style-name="T12">err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Edit</text:span><text:span text:style-name="T8"> </text:span><text:span text:style-name="T11">=</text:span><text:span text:style-name="T8"> (</text:span><text:span text:style-name="T12">ingreso</text:span><text:span text:style-name="T8">) </text:span><text:span text:style-name="T7">=&gt;</text:span><text:span text:style-name="T8"> {</text:span></text:p>
      <text:p text:style-name="P3"><text:soft-page-break/>    <text:span text:style-name="T10">setNuevoIngreso</text:span><text:span text:style-name="T8">({</text:span></text:p>
      <text:p text:style-name="P3">      <text:span text:style-name="T12">id:</text:span><text:span text:style-name="T8"> </text:span><text:span text:style-name="T12">ingreso</text:span><text:span text:style-name="T8">.</text:span><text:span text:style-name="T12">id</text:span><text:span text:style-name="T8">,</text:span></text:p>
      <text:p text:style-name="P3">      <text:span text:style-name="T12">categoria:</text:span><text:span text:style-name="T8"> </text:span><text:span text:style-name="T12">ingreso</text:span><text:span text:style-name="T8">.</text:span><text:span text:style-name="T12">categori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12">monto:</text:span><text:span text:style-name="T8"> </text:span><text:span text:style-name="T12">ingreso</text:span><text:span text:style-name="T8">.</text:span><text:span text:style-name="T12">monto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12">fecha:</text:span><text:span text:style-name="T8"> </text:span><text:span text:style-name="T12">ingreso</text:span><text:span text:style-name="T8">.</text:span><text:span text:style-name="T12">fech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<text:span text:style-name="T8">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Delete</text:span><text:span text:style-name="T8"> </text:span><text:span text:style-name="T11">=</text:span><text:span text:style-name="T8"> </text:span><text:span text:style-name="T7">async</text:span><text:span text:style-name="T8"> (</text:span><text:span text:style-name="T12">id</text:span><text:span text:style-name="T8">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11">!</text:span><text:span text:style-name="T12">window</text:span><text:span text:style-name="T8">.</text:span><text:span text:style-name="T10">confirm</text:span><text:span text:style-name="T8">(</text:span><text:span text:style-name="T13">"¿Eliminar este ingreso?"</text:span><text:span text:style-name="T8">)) </text:span><text:span text:style-name="T15">return</text:span><text:span text:style-name="T8">;</text:span></text:p>
      <text:p text:style-name="P3">    <text:span text:style-name="T15">try</text:span><text:span text:style-name="T8"> {</text:span></text:p>
      <text:p text:style-name="P3">      <text:span text:style-name="T15">await</text:span><text:span text:style-name="T8"> </text:span><text:span text:style-name="T10">fetch</text:span><text:span text:style-name="T8">(</text:span><text:span text:style-name="T13">`http://localhost:8000/ingresos/</text:span><text:span text:style-name="T7">${</text:span><text:span text:style-name="T12">id</text:span><text:span text:style-name="T7">}</text:span><text:span text:style-name="T13">`</text:span><text:span text:style-name="T8">, { </text:span><text:span text:style-name="T12">method:</text:span><text:span text:style-name="T8"> </text:span><text:span text:style-name="T13">"DELETE"</text:span><text:span text:style-name="T8"> });</text:span></text:p>
      <text:p text:style-name="P3">      <text:span text:style-name="T6">// recargar página actual</text:span></text:p>
      <text:p text:style-name="P3">      <text:span text:style-name="T10">fetchIngresos</text:span><text:span text:style-name="T8">(</text:span><text:span text:style-name="T12">currentPage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0">error</text:span><text:span text:style-name="T8">(</text:span><text:span text:style-name="T13">"Error al eliminar ingreso:"</text:span><text:span text:style-name="T8">, </text:span><text:span text:style-name="T12">err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6">// --- Filtros y paginación ---</text:span></text:p>
      <text:p text:style-name="P3">  <text:span text:style-name="T7">const</text:span><text:span text:style-name="T8"> </text:span><text:span text:style-name="T10">handleBuscar</text:span><text:span text:style-name="T8"> </text:span><text:span text:style-name="T11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0">preventDefault</text:span><text:span text:style-name="T8">();</text:span></text:p>
      <text:p text:style-name="P3">    <text:span text:style-name="T10">setCurrentPage</text:span><text:span text:style-name="T8">(</text:span><text:span text:style-name="T14">1</text:span><text:span text:style-name="T8">); </text:span><text:span text:style-name="T6">// 🔹 siempre volver a la primera página al buscar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LimpiarFiltros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10">setFilterDesde</text:span><text:span text:style-name="T8">(</text:span><text:span text:style-name="T13">""</text:span><text:span text:style-name="T8">);</text:span></text:p>
      <text:p text:style-name="P3">    <text:span text:style-name="T10">setFilterHasta</text:span><text:span text:style-name="T8">(</text:span><text:span text:style-name="T13">""</text:span><text:span text:style-name="T8">);</text:span></text:p>
      <text:p text:style-name="P3">    <text:span text:style-name="T10">setCurrentPage</text:span><text:span text:style-name="T8">(</text:span><text:span text:style-name="T14">1</text:span><text:span text:style-name="T8">); </text:span><text:span text:style-name="T6">// 🔹 reset también vuelve a la primera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PrevPage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10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p</text:span><text:span text:style-name="T8"> </text:span><text:span text:style-name="T11">-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NextPage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10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0">min</text:span><text:span text:style-name="T8">(</text:span><text:span text:style-name="T12">totalPages</text:span><text:span text:style-name="T8">, </text:span><text:span text:style-name="T12">p</text:span><text:span text:style-name="T8"> </text:span><text:span text:style-name="T11">+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15">return</text:span><text:span text:style-name="T8"> (</text:span></text:p>
      <text:p text:style-name="P3">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alta-ingreso-container"</text:span><text:span text:style-name="T17">&gt;</text:span></text:p>
      <text:p text:style-name="P3">      <text:span text:style-name="T7">{</text:span><text:span text:style-name="T6">/* Título principal */</text:span><text:span text:style-name="T7">}</text:span></text:p>
      <text:p text:style-name="P3">      <text:span text:style-name="T17">&lt;</text:span><text:span text:style-name="T7">h1</text:span><text:span text:style-name="T8"> </text:span><text:span text:style-name="T12">className</text:span><text:span text:style-name="T11">=</text:span><text:span text:style-name="T13">"titulo-principal"</text:span><text:span text:style-name="T17">&gt;</text:span><text:span text:style-name="T8">Ingresos</text:span><text:span text:style-name="T17">&lt;/</text:span><text:span text:style-name="T7">h1</text:span><text:span text:style-name="T17">&gt;</text:span></text:p>
      <text:p text:style-name="P2"/>
      <text:p text:style-name="P3">      <text:span text:style-name="T7">{</text:span><text:span text:style-name="T6">/* Lista de ingresos */</text:span><text:span text:style-name="T7">}</text:span></text:p>
      <text:p text:style-name="P3">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lista-ingresos"</text:span><text:span text:style-name="T17">&gt;</text:span></text:p>
      <text:p text:style-name="P3">        <text:span text:style-name="T17">&lt;</text:span><text:span text:style-name="T7">h2</text:span><text:span text:style-name="T17">&gt;</text:span><text:span text:style-name="T8">Lista</text:span><text:span text:style-name="T17">&lt;/</text:span><text:span text:style-name="T7">h2</text:span><text:span text:style-name="T17">&gt;</text:span></text:p>
      <text:p text:style-name="P2"/>
      <text:p text:style-name="P3">        <text:span text:style-name="T7">{</text:span><text:span text:style-name="T6">/* Controles de filtro y paginación */</text:span><text:span text:style-name="T7">}</text:span></text:p>
      <text:p text:style-name="P3">        <text:span text:style-name="T17">&lt;</text:span><text:span text:style-name="T7">form</text:span><text:span text:style-name="T8"> </text:span><text:span text:style-name="T12">className</text:span><text:span text:style-name="T11">=</text:span><text:span text:style-name="T13">"filtros-container"</text:span><text:span text:style-name="T8"> </text:span><text:span text:style-name="T12">onSubmit</text:span><text:span text:style-name="T11">=</text:span><text:span text:style-name="T7">{</text:span><text:span text:style-name="T12">handleBuscar</text:span><text:span text:style-name="T7">}</text:span><text:span text:style-name="T8"> </text:span><text:span text:style-name="T12">style</text:span><text:span text:style-name="T11">=</text:span><text:span text:style-name="T7">{</text:span><text:span text:style-name="T11">{ </text:span><text:span text:style-name="T12">marginBottom:</text:span><text:span text:style-name="T11"> </text:span><text:span text:style-name="T14">12</text:span><text:span text:style-name="T11"> }</text:span><text:span text:style-name="T7">}</text:span><text:span text:style-name="T17">&gt;</text:span></text:p>
      <text:p text:style-name="P3"><text:soft-page-break/>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display:</text:span><text:span text:style-name="T11"> </text:span><text:span text:style-name="T13">"flex"</text:span><text:span text:style-name="T11">, </text:span><text:span text:style-name="T12">gap:</text:span><text:span text:style-name="T11"> </text:span><text:span text:style-name="T14">8</text:span><text:span text:style-name="T11">, </text:span><text:span text:style-name="T12">alignItems:</text:span><text:span text:style-name="T11"> </text:span><text:span text:style-name="T13">"center"</text:span><text:span text:style-name="T11">, </text:span><text:span text:style-name="T12">flexWrap:</text:span><text:span text:style-name="T11"> </text:span><text:span text:style-name="T13">"wrap"</text:span><text:span text:style-name="T11"> }</text:span><text:span text:style-name="T7">}</text:span><text:span text:style-name="T17">&gt;</text:span></text:p>
      <text:p text:style-name="P3">            <text:span text:style-name="T17">&lt;</text:span><text:span text:style-name="T7">label</text:span><text:span text:style-name="T17">&gt;</text:span></text:p>
      <text:p text:style-name="P3">              <text:span text:style-name="T8">Desde:</text:span></text:p>
      <text:p text:style-name="P3">              <text:span text:style-name="T17">&lt;</text:span><text:span text:style-name="T7">input</text:span></text:p>
      <text:p text:style-name="P3">                <text:span text:style-name="T12">type</text:span><text:span text:style-name="T11">=</text:span><text:span text:style-name="T13">"date"</text:span></text:p>
      <text:p text:style-name="P3">                <text:span text:style-name="T12">value</text:span><text:span text:style-name="T11">=</text:span><text:span text:style-name="T7">{</text:span><text:span text:style-name="T12">filterDesde</text:span><text:span text:style-name="T7">}</text:span></text:p>
      <text:p text:style-name="P3">                <text:span text:style-name="T12">onChange</text:span><text:span text:style-name="T11">=</text:span><text:span text:style-name="T7">{</text:span><text:span text:style-name="T11">(</text:span><text:span text:style-name="T12">e</text:span><text:span text:style-name="T11">) </text:span><text:span text:style-name="T7">=&gt;</text:span><text:span text:style-name="T11"> </text:span><text:span text:style-name="T10">setFilterDesde</text:span><text:span text:style-name="T11">(</text:span><text:span text:style-name="T12">e</text:span><text:span text:style-name="T11">.</text:span><text:span text:style-name="T12">target</text:span><text:span text:style-name="T11">.</text:span><text:span text:style-name="T12">value</text:span><text:span text:style-name="T11">)</text:span><text:span text:style-name="T7">}</text:span></text:p>
      <text:p text:style-name="P3">                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4">6</text:span><text:span text:style-name="T11"> }</text:span><text:span text:style-name="T7">}</text:span></text:p>
      <text:p text:style-name="P3">              <text:span text:style-name="T17">/&gt;</text:span></text:p>
      <text:p text:style-name="P3">            <text:span text:style-name="T17">&lt;/</text:span><text:span text:style-name="T7">label</text:span><text:span text:style-name="T17">&gt;</text:span></text:p>
      <text:p text:style-name="P3">            <text:span text:style-name="T17">&lt;</text:span><text:span text:style-name="T7">label</text:span><text:span text:style-name="T17">&gt;</text:span></text:p>
      <text:p text:style-name="P3">              <text:span text:style-name="T8">Hasta:</text:span></text:p>
      <text:p text:style-name="P3">              <text:span text:style-name="T17">&lt;</text:span><text:span text:style-name="T7">input</text:span></text:p>
      <text:p text:style-name="P3">                <text:span text:style-name="T12">type</text:span><text:span text:style-name="T11">=</text:span><text:span text:style-name="T13">"date"</text:span></text:p>
      <text:p text:style-name="P3">                <text:span text:style-name="T12">value</text:span><text:span text:style-name="T11">=</text:span><text:span text:style-name="T7">{</text:span><text:span text:style-name="T12">filterHasta</text:span><text:span text:style-name="T7">}</text:span></text:p>
      <text:p text:style-name="P3">                <text:span text:style-name="T12">onChange</text:span><text:span text:style-name="T11">=</text:span><text:span text:style-name="T7">{</text:span><text:span text:style-name="T11">(</text:span><text:span text:style-name="T12">e</text:span><text:span text:style-name="T11">) </text:span><text:span text:style-name="T7">=&gt;</text:span><text:span text:style-name="T11"> </text:span><text:span text:style-name="T10">setFilterHasta</text:span><text:span text:style-name="T11">(</text:span><text:span text:style-name="T12">e</text:span><text:span text:style-name="T11">.</text:span><text:span text:style-name="T12">target</text:span><text:span text:style-name="T11">.</text:span><text:span text:style-name="T12">value</text:span><text:span text:style-name="T11">)</text:span><text:span text:style-name="T7">}</text:span></text:p>
      <text:p text:style-name="P3">                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4">6</text:span><text:span text:style-name="T11"> }</text:span><text:span text:style-name="T7">}</text:span></text:p>
      <text:p text:style-name="P3">              <text:span text:style-name="T17">/&gt;</text:span></text:p>
      <text:p text:style-name="P3">            <text:span text:style-name="T17">&lt;/</text:span><text:span text:style-name="T7">label</text:span><text:span text:style-name="T17">&gt;</text:span></text:p>
      <text:p text:style-name="P2"/>
      <text:p text:style-name="P3">  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submit"</text:span><text:span text:style-name="T8"> </text:span><text:span text:style-name="T12">style</text:span><text:span text:style-name="T11">=</text:span><text:span text:style-name="T7">{</text:span><text:span text:style-name="T11">{ </text:span><text:span text:style-name="T12">padding:</text:span><text:span text:style-name="T11"> </text:span><text:span text:style-name="T13">"6px 10px"</text:span><text:span text:style-name="T11"> }</text:span><text:span text:style-name="T7">}</text:span><text:span text:style-name="T17">&gt;</text:span></text:p>
      <text:p text:style-name="P3">              <text:span text:style-name="T8">Buscar</text:span></text:p>
      <text:p text:style-name="P3">            <text:span text:style-name="T17">&lt;/</text:span><text:span text:style-name="T7">button</text:span><text:span text:style-name="T17">&gt;</text:span></text:p>
      <text:p text:style-name="P3">  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button"</text:span><text:span text:style-name="T8"> </text:span><text:span text:style-name="T12">onClick</text:span><text:span text:style-name="T11">=</text:span><text:span text:style-name="T7">{</text:span><text:span text:style-name="T12">handleLimpiarFiltros</text:span><text:span text:style-name="T7">}</text:span><text:span text:style-name="T8"> </text:span><text:span text:style-name="T12">style</text:span><text:span text:style-name="T11">=</text:span><text:span text:style-name="T7">{</text:span><text:span text:style-name="T11">{ </text:span><text:span text:style-name="T12">padding:</text:span><text:span text:style-name="T11"> </text:span><text:span text:style-name="T13">"6px 10px"</text:span><text:span text:style-name="T11"> }</text:span><text:span text:style-name="T7">}</text:span><text:span text:style-name="T17">&gt;</text:span></text:p>
      <text:p text:style-name="P3">              <text:span text:style-name="T8">Limpiar</text:span></text:p>
      <text:p text:style-name="P3">            <text:span text:style-name="T17">&lt;/</text:span><text:span text:style-name="T7">button</text:span><text:span text:style-name="T17">&gt;</text:span></text:p>
      <text:p text:style-name="P2"/>
      <text:p text:style-name="P3">  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3">"auto"</text:span><text:span text:style-name="T11">, </text:span><text:span text:style-name="T12">fontSize:</text:span><text:span text:style-name="T11"> </text:span><text:span text:style-name="T13">"0.95rem"</text:span><text:span text:style-name="T11">, </text:span><text:span text:style-name="T12">color:</text:span><text:span text:style-name="T11"> </text:span><text:span text:style-name="T13">"#555"</text:span><text:span text:style-name="T11"> }</text:span><text:span text:style-name="T7">}</text:span><text:span text:style-name="T17">&gt;</text:span></text:p>
      <text:p text:style-name="P3">              <text:span text:style-name="T8">Mostrando </text:span><text:span text:style-name="T7">{</text:span><text:span text:style-name="T12">startIndex</text:span><text:span text:style-name="T7">}</text:span><text:span text:style-name="T8">-</text:span><text:span text:style-name="T7">{</text:span><text:span text:style-name="T12">endIndex</text:span><text:span text:style-name="T7">}</text:span><text:span text:style-name="T8"> de </text:span><text:span text:style-name="T7">{</text:span><text:span text:style-name="T12">totalItems</text:span><text:span text:style-name="T7">}</text:span></text:p>
      <text:p text:style-name="P3">            <text:span text:style-name="T17">&lt;/</text:span><text:span text:style-name="T7">div</text:span><text:span text:style-name="T17">&gt;</text:span></text:p>
      <text:p text:style-name="P3">          <text:span text:style-name="T17">&lt;/</text:span><text:span text:style-name="T7">div</text:span><text:span text:style-name="T17">&gt;</text:span></text:p>
      <text:p text:style-name="P3">        <text:span text:style-name="T17">&lt;/</text:span><text:span text:style-name="T7">form</text:span><text:span text:style-name="T17">&gt;</text:span></text:p>
      <text:p text:style-name="P2"/>
      <text:p text:style-name="P3">        <text:span text:style-name="T7">{</text:span><text:span text:style-name="T6">/* Tabla dentro del contenedor con altura fija (CSS controla scroll) */</text:span><text:span text:style-name="T7">}</text:span></text:p>
      <text:p text:style-name="P3">  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tabla-con-scroll"</text:span><text:span text:style-name="T17">&gt;</text:span></text:p>
      <text:p text:style-name="P3">          <text:span text:style-name="T17">&lt;</text:span><text:span text:style-name="T7">table</text:span><text:span text:style-name="T17">&gt;</text:span></text:p>
      <text:p text:style-name="P3">            <text:span text:style-name="T17">&lt;</text:span><text:span text:style-name="T7">thead</text:span><text:span text:style-name="T17">&gt;</text:span></text:p>
      <text:p text:style-name="P3">              <text:span text:style-name="T17">&lt;</text:span><text:span text:style-name="T7">tr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Categoría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Monto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Fecha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Acciones</text:span><text:span text:style-name="T17">&lt;/</text:span><text:span text:style-name="T7">th</text:span><text:span text:style-name="T17">&gt;</text:span></text:p>
      <text:p text:style-name="P3">              <text:span text:style-name="T17">&lt;/</text:span><text:span text:style-name="T7">tr</text:span><text:span text:style-name="T17">&gt;</text:span></text:p>
      <text:p text:style-name="P3">            <text:span text:style-name="T17">&lt;/</text:span><text:span text:style-name="T7">thead</text:span><text:span text:style-name="T17">&gt;</text:span></text:p>
      <text:p text:style-name="P3">            <text:span text:style-name="T17">&lt;</text:span><text:span text:style-name="T7">tbody</text:span><text:span text:style-name="T17">&gt;</text:span></text:p>
      <text:p text:style-name="P3">              <text:span text:style-name="T7">{</text:span><text:span text:style-name="T12">ingresos</text:span><text:span text:style-name="T11">.</text:span><text:span text:style-name="T12">length</text:span><text:span text:style-name="T11"> === </text:span><text:span text:style-name="T14">0</text:span><text:span text:style-name="T11"> ? (</text:span></text:p>
      <text:p text:style-name="P3"><text:span text:style-name="T18">                </text:span><text:span text:style-name="T17">&lt;</text:span><text:span text:style-name="T7">tr</text:span><text:span text:style-name="T17">&gt;</text:span></text:p>
      <text:p text:style-name="P3"><text:span text:style-name="T18">                  </text:span><text:span text:style-name="T17">&lt;</text:span><text:span text:style-name="T7">td</text:span><text:span text:style-name="T11"> </text:span><text:span text:style-name="T12">colSpan</text:span><text:span text:style-name="T11">=</text:span><text:span text:style-name="T13">"4"</text:span><text:span text:style-name="T17">&gt;</text:span><text:span text:style-name="T11">No hay registros para los filtros seleccionados.</text:span><text:span text:style-name="T17">&lt;/</text:span><text:span text:style-name="T7">td</text:span><text:span text:style-name="T17">&gt;</text:span></text:p>
      <text:p text:style-name="P3"><text:span text:style-name="T18">                </text:span><text:span text:style-name="T17">&lt;/</text:span><text:span text:style-name="T7">tr</text:span><text:span text:style-name="T17">&gt;</text:span></text:p>
      <text:p text:style-name="P4"><text:soft-page-break/>              <text:span text:style-name="T8">) : (</text:span></text:p>
      <text:p text:style-name="P3"><text:span text:style-name="T18">                </text:span><text:span text:style-name="T12">ingresos</text:span><text:span text:style-name="T11">.</text:span><text:span text:style-name="T10">map</text:span><text:span text:style-name="T11">((</text:span><text:span text:style-name="T12">ingreso</text:span><text:span text:style-name="T11">) </text:span><text:span text:style-name="T7">=&gt;</text:span><text:span text:style-name="T11"> (</text:span></text:p>
      <text:p text:style-name="P3"><text:span text:style-name="T18">                  </text:span><text:span text:style-name="T17">&lt;</text:span><text:span text:style-name="T7">tr</text:span><text:span text:style-name="T11"> </text:span><text:span text:style-name="T12">key</text:span><text:span text:style-name="T11">=</text:span><text:span text:style-name="T7">{</text:span><text:span text:style-name="T12">ingreso</text:span><text:span text:style-name="T11">.</text:span><text:span text:style-name="T12">id</text:span><text:span text:style-name="T7">}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categoria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monto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fecha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1"> </text:span><text:span text:style-name="T12">className</text:span><text:span text:style-name="T11">=</text:span><text:span text:style-name="T13">"acciones"</text:span><text:span text:style-name="T17">&gt;</text:span></text:p>
      <text:p text:style-name="P3"><text:span text:style-name="T18">                      </text:span><text:span text:style-name="T17">&lt;</text:span><text:span text:style-name="T7">button</text:span><text:span text:style-name="T11"> </text:span><text:span text:style-name="T12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Edit</text:span><text:span text:style-name="T11">(</text:span><text:span text:style-name="T12">ingreso</text:span><text:span text:style-name="T11">)</text:span><text:span text:style-name="T7">}</text:span><text:span text:style-name="T17">&gt;</text:span><text:span text:style-name="T11">Editar</text:span><text:span text:style-name="T17">&lt;/</text:span><text:span text:style-name="T7">button</text:span><text:span text:style-name="T17">&gt;</text:span></text:p>
      <text:p text:style-name="P3"><text:span text:style-name="T18">                      </text:span><text:span text:style-name="T17">&lt;</text:span><text:span text:style-name="T7">button</text:span><text:span text:style-name="T11"> </text:span><text:span text:style-name="T12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Delete</text:span><text:span text:style-name="T11">(</text:span><text:span text:style-name="T12">ingreso</text:span><text:span text:style-name="T11">.</text:span><text:span text:style-name="T12">id</text:span><text:span text:style-name="T11">)</text:span><text:span text:style-name="T7">}</text:span><text:span text:style-name="T17">&gt;</text:span><text:span text:style-name="T11">Eliminar</text:span><text:span text:style-name="T17">&lt;/</text:span><text:span text:style-name="T7">button</text:span><text:span text:style-name="T17">&gt;</text:span></text:p>
      <text:p text:style-name="P3"><text:span text:style-name="T18">                    </text:span><text:span text:style-name="T17">&lt;/</text:span><text:span text:style-name="T7">td</text:span><text:span text:style-name="T17">&gt;</text:span></text:p>
      <text:p text:style-name="P3"><text:span text:style-name="T18">                  </text:span><text:span text:style-name="T17">&lt;/</text:span><text:span text:style-name="T7">tr</text:span><text:span text:style-name="T17">&gt;</text:span></text:p>
      <text:p text:style-name="P4">                <text:span text:style-name="T8">))</text:span></text:p>
      <text:p text:style-name="P3"><text:span text:style-name="T18">              </text:span><text:span text:style-name="T11">)</text:span><text:span text:style-name="T7">}</text:span></text:p>
      <text:p text:style-name="P3">            <text:span text:style-name="T17">&lt;/</text:span><text:span text:style-name="T7">tbody</text:span><text:span text:style-name="T17">&gt;</text:span></text:p>
      <text:p text:style-name="P3">          <text:span text:style-name="T17">&lt;/</text:span><text:span text:style-name="T7">table</text:span><text:span text:style-name="T17">&gt;</text:span></text:p>
      <text:p text:style-name="P3">        <text:span text:style-name="T17">&lt;/</text:span><text:span text:style-name="T7">div</text:span><text:span text:style-name="T17">&gt;</text:span></text:p>
      <text:p text:style-name="P2"/>
      <text:p text:style-name="P3">        <text:span text:style-name="T7">{</text:span><text:span text:style-name="T6">/* Controles de paginación */</text:span><text:span text:style-name="T7">}</text:span></text:p>
      <text:p text:style-name="P3">        <text:span text:style-name="T17">&lt;</text:span><text:span text:style-name="T7">div</text:span></text:p>
      <text:p text:style-name="P3">          <text:span text:style-name="T12">className</text:span><text:span text:style-name="T11">=</text:span><text:span text:style-name="T13">"paginacion"</text:span></text:p>
      <text:p text:style-name="P3">          <text:span text:style-name="T12">style</text:span><text:span text:style-name="T11">=</text:span><text:span text:style-name="T7">{</text:span><text:span text:style-name="T11">{ </text:span><text:span text:style-name="T12">display:</text:span><text:span text:style-name="T11"> </text:span><text:span text:style-name="T13">"flex"</text:span><text:span text:style-name="T11">, </text:span><text:span text:style-name="T12">justifyContent:</text:span><text:span text:style-name="T11"> </text:span><text:span text:style-name="T13">"center"</text:span><text:span text:style-name="T11">, </text:span><text:span text:style-name="T12">gap:</text:span><text:span text:style-name="T11"> </text:span><text:span text:style-name="T14">10</text:span><text:span text:style-name="T11">, </text:span><text:span text:style-name="T12">marginTop:</text:span><text:span text:style-name="T11"> </text:span><text:span text:style-name="T14">12</text:span><text:span text:style-name="T11"> }</text:span><text:span text:style-name="T7">}</text:span></text:p>
      <text:p text:style-name="P3">        <text:span text:style-name="T17">&gt;</text:span></text:p>
      <text:p text:style-name="P3">          <text:span text:style-name="T17">&lt;</text:span><text:span text:style-name="T7">button</text:span><text:span text:style-name="T8"> </text:span><text:span text:style-name="T12">onClick</text:span><text:span text:style-name="T11">=</text:span><text:span text:style-name="T7">{</text:span><text:span text:style-name="T10">handlePrevPage</text:span><text:span text:style-name="T7">}</text:span><text:span text:style-name="T8"> </text:span><text:span text:style-name="T12">disabled</text:span><text:span text:style-name="T11">=</text:span><text:span text:style-name="T7">{</text:span><text:span text:style-name="T9">currentPage</text:span><text:span text:style-name="T11"> === </text:span><text:span text:style-name="T14">1</text:span><text:span text:style-name="T7">}</text:span><text:span text:style-name="T17">&gt;</text:span></text:p>
      <text:p text:style-name="P3">            ← <text:span text:style-name="T8">Anterior</text:span></text:p>
      <text:p text:style-name="P3">          <text:span text:style-name="T17">&lt;/</text:span><text:span text:style-name="T7">button</text:span><text:span text:style-name="T17">&gt;</text:span></text:p>
      <text:p text:style-name="P3">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alignSelf:</text:span><text:span text:style-name="T11"> </text:span><text:span text:style-name="T13">"center"</text:span><text:span text:style-name="T11"> }</text:span><text:span text:style-name="T7">}</text:span><text:span text:style-name="T17">&gt;</text:span></text:p>
      <text:p text:style-name="P3">            <text:span text:style-name="T8">Página </text:span><text:span text:style-name="T7">{</text:span><text:span text:style-name="T9">currentPage</text:span><text:span text:style-name="T7">}</text:span><text:span text:style-name="T8"> / </text:span><text:span text:style-name="T7">{</text:span><text:span text:style-name="T9">totalPages</text:span><text:span text:style-name="T7">}</text:span></text:p>
      <text:p text:style-name="P3">          <text:span text:style-name="T17">&lt;/</text:span><text:span text:style-name="T7">div</text:span><text:span text:style-name="T17">&gt;</text:span></text:p>
      <text:p text:style-name="P3">          <text:span text:style-name="T17">&lt;</text:span><text:span text:style-name="T7">button</text:span><text:span text:style-name="T8"> </text:span><text:span text:style-name="T12">onClick</text:span><text:span text:style-name="T11">=</text:span><text:span text:style-name="T7">{</text:span><text:span text:style-name="T10">handleNextPage</text:span><text:span text:style-name="T7">}</text:span><text:span text:style-name="T8"> </text:span><text:span text:style-name="T12">disabled</text:span><text:span text:style-name="T11">=</text:span><text:span text:style-name="T7">{</text:span><text:span text:style-name="T9">currentPage</text:span><text:span text:style-name="T11"> === </text:span><text:span text:style-name="T9">totalPages</text:span><text:span text:style-name="T7">}</text:span><text:span text:style-name="T17">&gt;</text:span></text:p>
      <text:p text:style-name="P3">            <text:span text:style-name="T8">Siguiente →</text:span></text:p>
      <text:p text:style-name="P3">          <text:span text:style-name="T17">&lt;/</text:span><text:span text:style-name="T7">button</text:span><text:span text:style-name="T17">&gt;</text:span></text:p>
      <text:p text:style-name="P3">        <text:span text:style-name="T17">&lt;/</text:span><text:span text:style-name="T7">div</text:span><text:span text:style-name="T17">&gt;</text:span></text:p>
      <text:p text:style-name="P3">      <text:span text:style-name="T17">&lt;/</text:span><text:span text:style-name="T7">div</text:span><text:span text:style-name="T17">&gt;</text:span></text:p>
      <text:p text:style-name="P2"/>
      <text:p text:style-name="P3">      <text:span text:style-name="T7">{</text:span><text:span text:style-name="T6">/* Formulario de alta/edición */</text:span><text:span text:style-name="T7">}</text:span></text:p>
      <text:p text:style-name="P3">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formulario-ingreso"</text:span><text:span text:style-name="T17">&gt;</text:span></text:p>
      <text:p text:style-name="P3">        <text:span text:style-name="T17">&lt;</text:span><text:span text:style-name="T7">h2</text:span><text:span text:style-name="T17">&gt;</text:span><text:span text:style-name="T7">{</text:span><text:span text:style-name="T9">nuevoIngreso</text:span><text:span text:style-name="T11">.</text:span><text:span text:style-name="T12">id</text:span><text:span text:style-name="T11"> ? </text:span><text:span text:style-name="T13">"Editar Ingreso"</text:span><text:span text:style-name="T11"> : </text:span><text:span text:style-name="T13">"Alta / Modificación"</text:span><text:span text:style-name="T7">}</text:span><text:span text:style-name="T17">&lt;/</text:span><text:span text:style-name="T7">h2</text:span><text:span text:style-name="T17">&gt;</text:span></text:p>
      <text:p text:style-name="P3">        <text:span text:style-name="T17">&lt;</text:span><text:span text:style-name="T7">form</text:span><text:span text:style-name="T8"> </text:span><text:span text:style-name="T12">onSubmit</text:span><text:span text:style-name="T11">=</text:span><text:span text:style-name="T7">{</text:span><text:span text:style-name="T10">handleSubmit</text:span><text:span text:style-name="T7">}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Categoría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text"</text:span></text:p>
      <text:p text:style-name="P3">              <text:span text:style-name="T12">name</text:span><text:span text:style-name="T11">=</text:span><text:span text:style-name="T13">"categoria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categoria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Monto:</text:span></text:p>
      <text:p text:style-name="P3">            <text:span text:style-name="T17">&lt;</text:span><text:span text:style-name="T7">input</text:span></text:p>
      <text:p text:style-name="P3"><text:soft-page-break/>              <text:span text:style-name="T12">type</text:span><text:span text:style-name="T11">=</text:span><text:span text:style-name="T13">"number"</text:span></text:p>
      <text:p text:style-name="P3">              <text:span text:style-name="T12">name</text:span><text:span text:style-name="T11">=</text:span><text:span text:style-name="T13">"monto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monto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Fecha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date"</text:span></text:p>
      <text:p text:style-name="P3">              <text:span text:style-name="T12">name</text:span><text:span text:style-name="T11">=</text:span><text:span text:style-name="T13">"fecha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fecha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2"/>
      <text:p text:style-name="P3">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submit"</text:span><text:span text:style-name="T17">&gt;</text:span><text:span text:style-name="T7">{</text:span><text:span text:style-name="T9">nuevoIngreso</text:span><text:span text:style-name="T11">.</text:span><text:span text:style-name="T12">id</text:span><text:span text:style-name="T11"> ? </text:span><text:span text:style-name="T13">"Guardar Cambios"</text:span><text:span text:style-name="T11"> : </text:span><text:span text:style-name="T13">"Agregar"</text:span><text:span text:style-name="T7">}</text:span><text:span text:style-name="T17">&lt;/</text:span><text:span text:style-name="T7">button</text:span><text:span text:style-name="T17">&gt;</text:span></text:p>
      <text:p text:style-name="P3">        <text:span text:style-name="T17">&lt;/</text:span><text:span text:style-name="T7">form</text:span><text:span text:style-name="T17">&gt;</text:span></text:p>
      <text:p text:style-name="P3">      <text:span text:style-name="T17">&lt;/</text:span><text:span text:style-name="T7">div</text:span><text:span text:style-name="T17">&gt;</text:span></text:p>
      <text:p text:style-name="P3">    <text:span text:style-name="T17">&lt;/</text:span><text:span text:style-name="T7">div</text:span><text:span text:style-name="T17">&gt;</text:span></text:p>
      <text:p text:style-name="P3">  <text:span text:style-name="T8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20:34:29.624898100</meta:creation-date>
    <dc:date>2025-08-31T20:34:44.944836100</dc:date>
    <meta:editing-duration>PT15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6" meta:paragraph-count="250" meta:word-count="779" meta:character-count="8336" meta:non-whitespace-character-count="5709"/>
  </office:meta>
</office:document-meta>
</file>